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dobe 仿宋 Std R" svg:font-family="'Adobe 仿宋 Std 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normal" officeooo:rsid="000aa8ce" officeooo:paragraph-rsid="000aa8ce" style:font-name-asian="Adobe 仿宋 Std R" style:font-size-asian="24pt" style:font-weight-asian="normal" style:font-size-complex="24pt" style:font-weight-complex="normal"/>
    </style:style>
    <style:style style:name="P2" style:family="paragraph" style:parent-style-name="Standard">
      <style:paragraph-properties fo:text-align="start" style:justify-single-word="false"/>
      <style:text-properties fo:font-size="14pt" officeooo:paragraph-rsid="000aa8ce" style:font-size-asian="14pt" style:font-size-complex="14pt"/>
    </style:style>
    <style:style style:name="P3" style:family="paragraph" style:parent-style-name="Standard">
      <style:paragraph-properties fo:text-align="end" style:justify-single-word="false"/>
      <style:text-properties fo:font-size="14pt" officeooo:rsid="000cbb39" officeooo:paragraph-rsid="000cbb39" style:font-size-asian="14pt" style:font-size-complex="14pt"/>
    </style:style>
    <style:style style:name="P4" style:family="paragraph" style:parent-style-name="Standard">
      <style:paragraph-properties fo:text-align="start" style:justify-single-word="false"/>
      <style:text-properties fo:font-size="12pt" fo:font-weight="normal" officeooo:rsid="000aa8ce" officeooo:paragraph-rsid="000aa8ce" style:font-name-asian="Adobe 仿宋 Std R"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4pt" fo:font-weight="normal" officeooo:rsid="000aa8ce" officeooo:paragraph-rsid="000aa8ce" style:font-name-asian="Adobe 仿宋 Std R"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0c0a3f" officeooo:paragraph-rsid="000aa8ce" style:font-name-asian="Adobe 仿宋 Std R" style:font-size-asian="14pt" style:font-weight-asian="normal" style:font-size-complex="14pt" style:font-weight-complex="normal"/>
    </style:style>
    <style:style style:name="P7" style:family="paragraph" style:parent-style-name="Standard">
      <style:paragraph-properties fo:text-align="end" style:justify-single-word="false"/>
      <style:text-properties fo:font-size="14pt" fo:font-weight="normal" officeooo:rsid="000c0a3f" officeooo:paragraph-rsid="000aa8ce" style:font-name-asian="Adobe 仿宋 Std R"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officeooo:paragraph-rsid="000aa8ce" style:font-size-asian="14pt" style:font-size-complex="14pt"/>
    </style:style>
    <style:style style:name="T1" style:family="text">
      <style:text-properties fo:font-weight="normal" style:font-name-asian="Adobe 仿宋 Std R" style:font-weight-asian="normal" style:font-weight-complex="normal"/>
    </style:style>
    <style:style style:name="T2" style:family="text">
      <style:text-properties fo:font-weight="normal" officeooo:rsid="000aa8ce" style:font-name-asian="Adobe 仿宋 Std R" style:font-weight-asian="normal" style:font-weight-complex="normal"/>
    </style:style>
    <style:style style:name="T3" style:family="text">
      <style:text-properties fo:font-weight="normal" officeooo:rsid="000c0a3f" style:font-name-asian="Adobe 仿宋 Std R" style:font-weight-asian="normal" style:font-weight-complex="normal"/>
    </style:style>
    <style:style style:name="T4" style:family="text">
      <style:text-properties fo:font-weight="normal" officeooo:rsid="000e5660" style:font-name-asian="Adobe 仿宋 Std R" style:font-weight-asian="normal" style:font-weight-complex="normal"/>
    </style:style>
    <style:style style:name="T5" style:family="text">
      <style:text-properties fo:font-weight="normal" officeooo:rsid="000f0ca6" style:font-name-asian="Adobe 仿宋 Std R" style:font-weight-asian="normal" style:font-weight-complex="normal"/>
    </style:style>
    <style:style style:name="T6" style:family="text">
      <style:text-properties fo:font-weight="normal" officeooo:rsid="0010a16b" style:font-name-asian="Adobe 仿宋 Std R"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cv2016申请书</text:p>
      <text:p text:style-name="P4"><text:tab/></text:p>
      <text:p text:style-name="P4"/>
      <text:p text:style-name="P5">郑老师：</text:p>
      <text:p text:style-name="P2"><text:span text:style-name="T2"><text:tab/>我想参加</text:span><text:span text:style-name="T3">9月18日到20日的上海racv2016会议。自从7月中旬来实验室，除我和谭琳以外大家都已感受过全英的正式会议和被专业知识充斥的会场气氛。我深表羡慕，特别希望得到一次自我锻炼的机会，一方面锻炼我的英语能力，另一方面非常想要了解一下本专业高层次人才的大家风范，接触一下我未来研究目标的高级水平研究内容。</text:span></text:p>
      <text:p text:style-name="P2"><text:span text:style-name="T3"><text:tab/>进入实验室后，我也接触了一点专业内容，但特别希望深入的了解我们专业的目前研究进度，同时也对我研究生期间的学习作一个方向性的指导。恰好本次会议与我们专业方向一致，我认为参加对我本人的作用相当巨大。如果老师同意我去参加这次racv会议，我一定好好听讲，回来写尽我所能的完整的报告，以指导我今后的学习和实践。</text:span></text:p>
      <text:p text:style-name="P2"><text:span text:style-name="T4"><text:tab/>计算机视觉研究与应用创新论坛</text:span><text:span text:style-name="T5">(RACV2016)是由中国计算机协会(CCF)主办，计算机视觉专业委员会(CCFCV)承办的中国计算机视觉领域高峰论坛。racv可以算作是计算机视觉领域在国内的重要学术交流论坛，邀请了包括贾佳亚在内的</text:span><text:span text:style-name="T6">12位研究学者。</text:span></text:p>
      <text:p text:style-name="P2"><text:span text:style-name="T6"><text:tab/>目前我简略了解了一下计算机视觉的概念，与会期间将根据会议日程，对每一位学者提前搜索他们的研究方向和成果，对第二天的知识有一定的准备再听讲座。</text:span></text:p>
      <text:p text:style-name="P6"/>
      <text:p text:style-name="P6"/>
      <text:p text:style-name="P7">丁昊</text:p>
      <text:p text:style-name="P3"><text:span text:style-name="T3">2</text:span><text:span text:style-name="T1">016.8.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dobe 仿宋 Std R" svg:font-family="'Adobe 仿宋 Std 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30T07:36:03.891049941</meta:creation-date>
    <dc:date>2016-09-01T11:39:19.732852630</dc:date>
    <meta:editing-duration>PT19M40S</meta:editing-duration>
    <meta:editing-cycles>3</meta:editing-cycles>
    <meta:generator>LibreOffice/5.1.4.2$Linux_X86_64 LibreOffice_project/10m0$Build-2</meta:generator>
    <meta:document-statistic meta:table-count="0" meta:image-count="0" meta:object-count="0" meta:page-count="1" meta:paragraph-count="9" meta:word-count="474" meta:character-count="529" meta:non-whitespace-character-count="524"/>
  </office:meta>
</office:document-meta>
</file>